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1789c5" officeooo:paragraph-rsid="001789c5"/>
    </style:style>
    <style:style style:name="P3" style:family="paragraph" style:parent-style-name="Text_20_body">
      <style:text-properties fo:language="en" fo:country="US" officeooo:rsid="00182a38" officeooo:paragraph-rsid="00182a38"/>
    </style:style>
    <style:style style:name="P4" style:family="paragraph" style:parent-style-name="Text_20_body">
      <style:text-properties fo:language="en" fo:country="US" officeooo:rsid="00197fac" officeooo:paragraph-rsid="00197fac"/>
    </style:style>
    <style:style style:name="T1" style:family="text">
      <style:text-properties officeooo:rsid="001789c5"/>
    </style:style>
    <style:style style:name="T2" style:family="text">
      <style:text-properties fo:language="en" fo:country="US"/>
    </style:style>
    <style:style style:name="T3" style:family="text">
      <style:text-properties fo:font-size="12pt"/>
    </style:style>
    <style:style style:name="T4" style:family="text">
      <style:text-properties fo:font-size="12pt" officeooo:rsid="001789c5"/>
    </style:style>
    <style:style style:name="T5" style:family="text">
      <style:text-properties officeooo:rsid="00197fac"/>
    </style:style>
    <style:style style:name="T6" style:family="text">
      <style:text-properties officeooo:rsid="001a8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G</text:span><text:span text:style-name="T4">ETTING <text:s/></text:span>ACQUIANT<text:span text:style-name="T1">ED</text:span></text:p>
      <text:p text:style-name="P2">S <text:s/>- <text:s text:c="2"/>Excuse me, is anyone sitting here?</text:p>
      <text:p text:style-name="P2">W - <text:s text:c="2"/>No. Please, have a seat.</text:p>
      <text:p text:style-name="P2">S <text:s/>- <text:s text:c="3"/>That's better. My feet are killing me.</text:p>
      <text:p text:style-name="P2">W - <text:s text:c="3"/>Have you been here long.</text:p>
      <text:p text:style-name="P2">S <text:s/>- <text:s text:c="4"/>No, but I just flew in this morning. And a haven't had a chance to sit down since then.</text:p>
      <text:p text:style-name="P3">W - <text:s text:c="4"/>Oh. Where have you come from?</text:p>
      <text:p text:style-name="P3">S <text:s/>- <text:s text:c="4"/>From Manila.</text:p>
      <text:p text:style-name="P3">W - <text:s text:c="4"/>Is it you first visit to Australia?</text:p>
      <text:p text:style-name="P3">S - <text:s text:c="5"/>No. I have been once before. But it was <text:span text:style-name="T6">a</text:span> long <text:span text:style-name="T6">time </text:span>ago.</text:p>
      <text:p text:style-name="P3">W - <text:s text:c="3"/>And have you been to Sydney before?</text:p>
      <text:p text:style-name="P3">S <text:s/>- <text:s text:c="3"/>No. It's amazing city.</text:p>
      <text:p text:style-name="P3">W - <text:s text:c="3"/>Yes. It has it's points. But you lucky to live in Manila. It's a fascinating city.</text:p>
      <text:p text:style-name="P3">S <text:s text:c="3"/>- <text:s/>What about yourself? Do you live in Sydney?</text:p>
      <text:p text:style-name="P4">W - <text:s text:c="3"/>No, I live in Melbourne. I'm just here for the conference.</text:p>
      <text:p text:style-name="P4">S <text:s/>- <text:s text:c="3"/>I'm going to Melbourne later. What the weather like there? </text:p>
      <text:p text:style-name="P3">W - <text:s text:c="2"/>Not too good in winter, <text:span text:style-name="T5">but at the moment it should be okay. So, how is your hotel?</text:span></text:p>
      <text:p text:style-name="P4">S <text:s/>- <text:s text:c="2"/>It is good. Very convenient. Just near the harbor.</text:p>
      <text:p text:style-name="P4">W - <text:s text:c="2"/>Have you seen the Opera house yet?</text:p>
      <text:p text:style-name="P4">S <text:s/>- <text:s text:c="2"/>Yes we flew right over it.</text:p>
      <text:p text:style-name="P4">W <text:s/>- <text:s/>Excuse me, there's someone I must talk to it's been very nice to meet you. I'm Walter by the way.</text:p>
      <text:p text:style-name="P4">S <text:s text:c="2"/>- <text:s/>You too. I'm Sue. Perhaps we'll meet later.</text:p>
      <text:p text:style-name="P4">W - <text:s text:c="2"/>I hope so.</text:p>
      <text:p text:style-name="P3"/>
      <text:p text:style-name="P3"/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6S</meta:editing-duration>
    <meta:editing-cycles>3</meta:editing-cycles>
    <meta:generator>LibreOffice/5.0.4.2$Windows_X86_64 LibreOffice_project/2b9802c1994aa0b7dc6079e128979269cf95bc78</meta:generator>
    <dc:date>2017-11-28T15:09:20.979000000</dc:date>
    <meta:document-statistic meta:table-count="0" meta:image-count="0" meta:object-count="0" meta:page-count="1" meta:paragraph-count="23" meta:word-count="243" meta:character-count="1161" meta:non-whitespace-character-count="866"/>
    <meta:user-defined meta:name="Info 1"/>
    <meta:user-defined meta:name="Info 2"/>
    <meta:user-defined meta:name="Info 3"/>
    <meta:user-defined meta:name="Info 4"/>
  </office:meta>
</office:document-meta>
</file>